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c_to_n_by_c</text:p>
          </table:table-cell>
          <table:table-cell office:value-type="string">
            <text:p>c_to_c_by_c</text:p>
          </table:table-cell>
          <table:table-cell/>
          <table:table-cell office:value-type="string">
            <text:p>c_to_i_by_c</text:p>
          </table:table-cell>
          <table:table-cell table:number-columns-repeated="2"/>
          <table:table-cell office:value-type="string">
            <text:p>c_total</text:p>
          </table:table-cell>
          <table:table-cell office:value-type="string">
            <text:p>c_to_i_by_i</text:p>
          </table:table-cell>
          <table:table-cell office:value-type="string">
            <text:p>i_to_n_by_i</text:p>
          </table:table-cell>
          <table:table-cell office:value-type="string">
            <text:p>i_to_i_by_i</text:p>
          </table:table-cell>
          <table:table-cell office:value-type="string">
            <text:p>i_total</text:p>
          </table:table-cell>
          <table:table-cell office:value-type="string">
            <text:p>n_to_n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97175141242938">
            <text:p>0.9971751412</text:p>
          </table:table-cell>
          <table:table-cell office:value-type="float" office:value="0.00282485875706215">
            <text:p>0.0028248588</text:p>
          </table:table-cell>
          <table:table-cell table:formula="of:=[.C2]*[.H2]/([.C2]*[.H2]+[.E2]*[.H2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2]*[.H2]/([.C2]*[.H2]+[.E2]*[.H2])" office:value-type="float" office:value="0">
            <text:p>0</text:p>
          </table:table-cell>
          <table:table-cell table:formula="of:=[.C2]*[.H2]+[.E2]*[.H2]" office:value-type="float" office:value="8">
            <text:p>8</text:p>
          </table:table-cell>
          <table:table-cell office:value-type="float" office:value="2832">
            <text:p>2832</text:p>
          </table:table-cell>
          <table:table-cell table:number-columns-repeated="3"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151276">
            <text:p>151276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0.992395437262358">
            <text:p>0.9923954373</text:p>
          </table:table-cell>
          <table:table-cell office:value-type="float" office:value="0.00760456273764259">
            <text:p>0.0076045627</text:p>
          </table:table-cell>
          <table:table-cell table:formula="of:=[.C3]*[.H3]/([.C3]*[.H3]+[.E3]*[.H3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3]*[.H3]/([.C3]*[.H3]+[.E3]*[.H3])" office:value-type="float" office:value="0">
            <text:p>0</text:p>
          </table:table-cell>
          <table:table-cell table:formula="of:=[.C3]*[.H3]+[.E3]*[.H3]" office:value-type="float" office:value="2">
            <text:p>2</text:p>
          </table:table-cell>
          <table:table-cell office:value-type="float" office:value="263">
            <text:p>263</text:p>
          </table:table-cell>
          <table:table-cell table:number-columns-repeated="3"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153669">
            <text:p>15366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0.997300944669366">
            <text:p>0.9973009447</text:p>
          </table:table-cell>
          <table:table-cell office:value-type="float" office:value="0.00269905533063428">
            <text:p>0.0026990553</text:p>
          </table:table-cell>
          <table:table-cell table:formula="of:=[.C4]*[.H4]/([.C4]*[.H4]+[.E4]*[.H4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4]*[.H4]/([.C4]*[.H4]+[.E4]*[.H4])" office:value-type="float" office:value="0">
            <text:p>0</text:p>
          </table:table-cell>
          <table:table-cell table:formula="of:=[.C4]*[.H4]+[.E4]*[.H4]" office:value-type="float" office:value="2">
            <text:p>2</text:p>
          </table:table-cell>
          <table:table-cell office:value-type="float" office:value="741">
            <text:p>741</text:p>
          </table:table-cell>
          <table:table-cell table:number-columns-repeated="3"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411499">
            <text:p>411499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5]*[.H5]/([.C5]*[.H5]+[.E5]*[.H5])" office:value-type="float" office:value="0">
            <text:p>#DIV/0!</text:p>
          </table:table-cell>
          <table:table-cell office:value-type="float" office:value="0">
            <text:p>0</text:p>
          </table:table-cell>
          <table:table-cell table:formula="of:=[.E5]*[.H5]/([.C5]*[.H5]+[.E5]*[.H5])" office:value-type="float" office:value="0">
            <text:p>#DIV/0!</text:p>
          </table:table-cell>
          <table:table-cell table:formula="of:=[.C5]*[.H5]+[.E5]*[.H5]" office:value-type="float" office:value="0">
            <text:p>0</text:p>
          </table:table-cell>
          <table:table-cell office:value-type="float" office:value="1091">
            <text:p>1091</text:p>
          </table:table-cell>
          <table:table-cell table:number-columns-repeated="3"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625282">
            <text:p>62528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0.98993942182348">
            <text:p>0.9899394218</text:p>
          </table:table-cell>
          <table:table-cell office:value-type="float" office:value="0.0100605781765202">
            <text:p>0.0100605782</text:p>
          </table:table-cell>
          <table:table-cell table:formula="of:=[.C6]*[.H6]/([.C6]*[.H6]+[.E6]*[.H6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6]*[.H6]/([.C6]*[.H6]+[.E6]*[.H6])" office:value-type="float" office:value="0">
            <text:p>0</text:p>
          </table:table-cell>
          <table:table-cell table:formula="of:=[.C6]*[.H6]+[.E6]*[.H6]" office:value-type="float" office:value="656">
            <text:p>656</text:p>
          </table:table-cell>
          <table:table-cell office:value-type="float" office:value="65205">
            <text:p>65205</text:p>
          </table:table-cell>
          <table:table-cell table:number-columns-repeated="3"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2245061">
            <text:p>224506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0.94333223383201">
            <text:p>0.9433322338</text:p>
          </table:table-cell>
          <table:table-cell office:value-type="float" office:value="0.0566677661679896">
            <text:p>0.0566677662</text:p>
          </table:table-cell>
          <table:table-cell table:formula="of:=[.C7]*[.H7]/([.C7]*[.H7]+[.E7]*[.H7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7]*[.H7]/([.C7]*[.H7]+[.E7]*[.H7])" office:value-type="float" office:value="0">
            <text:p>0</text:p>
          </table:table-cell>
          <table:table-cell table:formula="of:=[.C7]*[.H7]+[.E7]*[.H7]" office:value-type="float" office:value="21303">
            <text:p>21303</text:p>
          </table:table-cell>
          <table:table-cell office:value-type="float" office:value="375928">
            <text:p>375928</text:p>
          </table:table-cell>
          <table:table-cell table:number-columns-repeated="3"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3506468">
            <text:p>350646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0.912664254917206">
            <text:p>0.9126642549</text:p>
          </table:table-cell>
          <table:table-cell office:value-type="float" office:value="0.0872200839186002">
            <text:p>0.0872200839</text:p>
          </table:table-cell>
          <table:table-cell table:formula="of:=[.C8]*[.H8]/([.C8]*[.H8]+[.E8]*[.H8])" office:value-type="float" office:value="0.998675672096411">
            <text:p>0.9986756721</text:p>
          </table:table-cell>
          <table:table-cell office:value-type="float" office:value="0.000115661164193874">
            <text:p>0.0001156612</text:p>
          </table:table-cell>
          <table:table-cell table:formula="of:=[.E8]*[.H8]/([.C8]*[.H8]+[.E8]*[.H8])" office:value-type="float" office:value="0.00132432790358893">
            <text:p>0.0013243279</text:p>
          </table:table-cell>
          <table:table-cell table:formula="of:=[.C8]*[.H8]+[.E8]*[.H8]" office:value-type="float" office:value="67959">
            <text:p>67959</text:p>
          </table:table-cell>
          <table:table-cell office:value-type="float" office:value="778135">
            <text:p>778135</text:p>
          </table:table-cell>
          <table:table-cell office:value-type="float" office:value="0.0505902192242833">
            <text:p>0.0505902192</text:p>
          </table:table-cell>
          <table:table-cell office:value-type="float" office:value="0.949409780775717">
            <text:p>0.9494097808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4776258">
            <text:p>477625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0.913982425497922">
            <text:p>0.9139824255</text:p>
          </table:table-cell>
          <table:table-cell office:value-type="float" office:value="0.0847956185601906">
            <text:p>0.0847956186</text:p>
          </table:table-cell>
          <table:table-cell table:formula="of:=[.C9]*[.H9]/([.C9]*[.H9]+[.E9]*[.H9])" office:value-type="float" office:value="0.985794113017472">
            <text:p>0.985794113</text:p>
          </table:table-cell>
          <table:table-cell office:value-type="float" office:value="0.0012219559418877">
            <text:p>0.0012219559</text:p>
          </table:table-cell>
          <table:table-cell table:formula="of:=[.E9]*[.H9]/([.C9]*[.H9]+[.E9]*[.H9])" office:value-type="float" office:value="0.0142058869825279">
            <text:p>0.014205887</text:p>
          </table:table-cell>
          <table:table-cell table:formula="of:=[.C9]*[.H9]+[.E9]*[.H9]" office:value-type="float" office:value="76236">
            <text:p>76236</text:p>
          </table:table-cell>
          <table:table-cell office:value-type="float" office:value="886284">
            <text:p>886284</text:p>
          </table:table-cell>
          <table:table-cell office:value-type="float" office:value="0.0781047165729122">
            <text:p>0.0781047166</text:p>
          </table:table-cell>
          <table:table-cell office:value-type="float" office:value="0.921895283427088">
            <text:p>0.9218952834</text:p>
          </table:table-cell>
          <table:table-cell office:value-type="float" office:value="0">
            <text:p>0</text:p>
          </table:table-cell>
          <table:table-cell office:value-type="float" office:value="13866">
            <text:p>13866</text:p>
          </table:table-cell>
          <table:table-cell office:value-type="float" office:value="7119406">
            <text:p>711940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0.897510098228377">
            <text:p>0.8975100982</text:p>
          </table:table-cell>
          <table:table-cell office:value-type="float" office:value="0.0905654527758211">
            <text:p>0.0905654528</text:p>
          </table:table-cell>
          <table:table-cell table:formula="of:=[.C10]*[.H10]/([.C10]*[.H10]+[.E10]*[.H10])" office:value-type="float" office:value="0.883652449756731">
            <text:p>0.8836524498</text:p>
          </table:table-cell>
          <table:table-cell office:value-type="float" office:value="0.0119244489958016">
            <text:p>0.011924449</text:p>
          </table:table-cell>
          <table:table-cell table:formula="of:=[.E10]*[.H10]/([.C10]*[.H10]+[.E10]*[.H10])" office:value-type="float" office:value="0.116347550243269">
            <text:p>0.1163475502</text:p>
          </table:table-cell>
          <table:table-cell table:formula="of:=[.C10]*[.H10]+[.E10]*[.H10]" office:value-type="float" office:value="149423">
            <text:p>149423</text:p>
          </table:table-cell>
          <table:table-cell office:value-type="float" office:value="1457929">
            <text:p>1457929</text:p>
          </table:table-cell>
          <table:table-cell office:value-type="float" office:value="0.205295041507741">
            <text:p>0.2052950415</text:p>
          </table:table-cell>
          <table:table-cell office:value-type="float" office:value="0.788859629441564">
            <text:p>0.7888596294</text:p>
          </table:table-cell>
          <table:table-cell office:value-type="float" office:value="0.00584532905069495">
            <text:p>0.0058453291</text:p>
          </table:table-cell>
          <table:table-cell office:value-type="float" office:value="84683">
            <text:p>84683</text:p>
          </table:table-cell>
          <table:table-cell office:value-type="float" office:value="9838000">
            <text:p>983800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0.904009994094018">
            <text:p>0.9040099941</text:p>
          </table:table-cell>
          <table:table-cell office:value-type="float" office:value="0.0898128096975383">
            <text:p>0.0898128097</text:p>
          </table:table-cell>
          <table:table-cell table:formula="of:=[.C11]*[.H11]/([.C11]*[.H11]+[.E11]*[.H11])" office:value-type="float" office:value="0.935647506736339">
            <text:p>0.9356475067</text:p>
          </table:table-cell>
          <table:table-cell office:value-type="float" office:value="0.00617719620844346">
            <text:p>0.0061771962</text:p>
          </table:table-cell>
          <table:table-cell table:formula="of:=[.E11]*[.H11]/([.C11]*[.H11]+[.E11]*[.H11])" office:value-type="float" office:value="0.0643524932636609">
            <text:p>0.0643524933</text:p>
          </table:table-cell>
          <table:table-cell table:formula="of:=[.C11]*[.H11]+[.E11]*[.H11]" office:value-type="float" office:value="183334">
            <text:p>183334</text:p>
          </table:table-cell>
          <table:table-cell office:value-type="float" office:value="1909928">
            <text:p>1909928</text:p>
          </table:table-cell>
          <table:table-cell office:value-type="float" office:value="0.185363247863248">
            <text:p>0.1853632479</text:p>
          </table:table-cell>
          <table:table-cell office:value-type="float" office:value="0.813128456510809">
            <text:p>0.8131284565</text:p>
          </table:table-cell>
          <table:table-cell office:value-type="float" office:value="0.00150829562594268">
            <text:p>0.0015082956</text:p>
          </table:table-cell>
          <table:table-cell office:value-type="float" office:value="63648">
            <text:p>63648</text:p>
          </table:table-cell>
          <table:table-cell office:value-type="float" office:value="12391343">
            <text:p>12391343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0.877968771450661">
            <text:p>0.8779687715</text:p>
          </table:table-cell>
          <table:table-cell office:value-type="float" office:value="0.110937217754464">
            <text:p>0.1109372178</text:p>
          </table:table-cell>
          <table:table-cell table:formula="of:=[.C12]*[.H12]/([.C12]*[.H12]+[.E12]*[.H12])" office:value-type="float" office:value="0.909088755995026">
            <text:p>0.909088756</text:p>
          </table:table-cell>
          <table:table-cell office:value-type="float" office:value="0.0110940107948757">
            <text:p>0.0110940108</text:p>
          </table:table-cell>
          <table:table-cell table:formula="of:=[.E12]*[.H12]/([.C12]*[.H12]+[.E12]*[.H12])" office:value-type="float" office:value="0.0909112440049737">
            <text:p>0.090911244</text:p>
          </table:table-cell>
          <table:table-cell table:formula="of:=[.C12]*[.H12]+[.E12]*[.H12]" office:value-type="float" office:value="337780">
            <text:p>337780</text:p>
          </table:table-cell>
          <table:table-cell office:value-type="float" office:value="2767980">
            <text:p>2767980</text:p>
          </table:table-cell>
          <table:table-cell office:value-type="float" office:value="0.187861324719658">
            <text:p>0.1878613247</text:p>
          </table:table-cell>
          <table:table-cell office:value-type="float" office:value="0.808021485247246">
            <text:p>0.8080214852</text:p>
          </table:table-cell>
          <table:table-cell office:value-type="float" office:value="0.00411719003309658">
            <text:p>0.00411719</text:p>
          </table:table-cell>
          <table:table-cell office:value-type="float" office:value="163461">
            <text:p>163461</text:p>
          </table:table-cell>
          <table:table-cell office:value-type="float" office:value="13255617">
            <text:p>1325561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0.85593318360099">
            <text:p>0.8559331836</text:p>
          </table:table-cell>
          <table:table-cell office:value-type="float" office:value="0.100719018630584">
            <text:p>0.1007190186</text:p>
          </table:table-cell>
          <table:table-cell table:formula="of:=[.C13]*[.H13]/([.C13]*[.H13]+[.E13]*[.H13])" office:value-type="float" office:value="0.699113238899034">
            <text:p>0.6991132389</text:p>
          </table:table-cell>
          <table:table-cell office:value-type="float" office:value="0.0433477977684256">
            <text:p>0.0433477978</text:p>
          </table:table-cell>
          <table:table-cell table:formula="of:=[.E13]*[.H13]/([.C13]*[.H13]+[.E13]*[.H13])" office:value-type="float" office:value="0.300886761100966">
            <text:p>0.3008867611</text:p>
          </table:table-cell>
          <table:table-cell table:formula="of:=[.C13]*[.H13]+[.E13]*[.H13]" office:value-type="float" office:value="303915">
            <text:p>303915</text:p>
          </table:table-cell>
          <table:table-cell office:value-type="float" office:value="2109542">
            <text:p>2109542</text:p>
          </table:table-cell>
          <table:table-cell office:value-type="float" office:value="0.17633571741239">
            <text:p>0.1763357174</text:p>
          </table:table-cell>
          <table:table-cell office:value-type="float" office:value="0.801098771836114">
            <text:p>0.8010987718</text:p>
          </table:table-cell>
          <table:table-cell office:value-type="float" office:value="0.0225655107514959">
            <text:p>0.0225655108</text:p>
          </table:table-cell>
          <table:table-cell office:value-type="float" office:value="518579">
            <text:p>518579</text:p>
          </table:table-cell>
          <table:table-cell office:value-type="float" office:value="12629935">
            <text:p>1262993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0.847095486222914">
            <text:p>0.8470954862</text:p>
          </table:table-cell>
          <table:table-cell office:value-type="float" office:value="0.0542774624738556">
            <text:p>0.0542774625</text:p>
          </table:table-cell>
          <table:table-cell table:formula="of:=[.C14]*[.H14]/([.C14]*[.H14]+[.E14]*[.H14])" office:value-type="float" office:value="0.354976194836111">
            <text:p>0.3549761948</text:p>
          </table:table-cell>
          <table:table-cell office:value-type="float" office:value="0.0986270513032303">
            <text:p>0.0986270513</text:p>
          </table:table-cell>
          <table:table-cell table:formula="of:=[.E14]*[.H14]/([.C14]*[.H14]+[.E14]*[.H14])" office:value-type="float" office:value="0.645023805163889">
            <text:p>0.6450238052</text:p>
          </table:table-cell>
          <table:table-cell table:formula="of:=[.C14]*[.H14]+[.E14]*[.H14]" office:value-type="float" office:value="218440">
            <text:p>218440</text:p>
          </table:table-cell>
          <table:table-cell office:value-type="float" office:value="1428604">
            <text:p>1428604</text:p>
          </table:table-cell>
          <table:table-cell office:value-type="float" office:value="0.115030766254028">
            <text:p>0.1150307663</text:p>
          </table:table-cell>
          <table:table-cell office:value-type="float" office:value="0.83616204349647">
            <text:p>0.8361620435</text:p>
          </table:table-cell>
          <table:table-cell office:value-type="float" office:value="0.0488071902495018">
            <text:p>0.0488071902</text:p>
          </table:table-cell>
          <table:table-cell office:value-type="float" office:value="1224881">
            <text:p>1224881</text:p>
          </table:table-cell>
          <table:table-cell office:value-type="float" office:value="11578454">
            <text:p>11578454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0.818465089644251">
            <text:p>0.8184650896</text:p>
          </table:table-cell>
          <table:table-cell office:value-type="float" office:value="0.0527799968893162">
            <text:p>0.0527799969</text:p>
          </table:table-cell>
          <table:table-cell table:formula="of:=[.C15]*[.H15]/([.C15]*[.H15]+[.E15]*[.H15])" office:value-type="float" office:value="0.290742958397835">
            <text:p>0.2907429584</text:p>
          </table:table-cell>
          <table:table-cell office:value-type="float" office:value="0.128754913466433">
            <text:p>0.1287549135</text:p>
          </table:table-cell>
          <table:table-cell table:formula="of:=[.E15]*[.H15]/([.C15]*[.H15]+[.E15]*[.H15])" office:value-type="float" office:value="0.709257041602165">
            <text:p>0.7092570416</text:p>
          </table:table-cell>
          <table:table-cell table:formula="of:=[.C15]*[.H15]+[.E15]*[.H15]" office:value-type="float" office:value="205422">
            <text:p>205422</text:p>
          </table:table-cell>
          <table:table-cell office:value-type="float" office:value="1131584">
            <text:p>1131584</text:p>
          </table:table-cell>
          <table:table-cell office:value-type="float" office:value="0.0912582561609987">
            <text:p>0.0912582562</text:p>
          </table:table-cell>
          <table:table-cell office:value-type="float" office:value="0.836020506910277">
            <text:p>0.8360205069</text:p>
          </table:table-cell>
          <table:table-cell office:value-type="float" office:value="0.0727212369287238">
            <text:p>0.0727212369</text:p>
          </table:table-cell>
          <table:table-cell office:value-type="float" office:value="1596535">
            <text:p>1596535</text:p>
          </table:table-cell>
          <table:table-cell office:value-type="float" office:value="9735623">
            <text:p>9735623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0.73175729715533">
            <text:p>0.7317572972</text:p>
          </table:table-cell>
          <table:table-cell office:value-type="float" office:value="0.0241851120373572">
            <text:p>0.024185112</text:p>
          </table:table-cell>
          <table:table-cell table:formula="of:=[.C16]*[.H16]/([.C16]*[.H16]+[.E16]*[.H16])" office:value-type="float" office:value="0.0901613045979555">
            <text:p>0.0901613046</text:p>
          </table:table-cell>
          <table:table-cell office:value-type="float" office:value="0.244057590807313">
            <text:p>0.2440575908</text:p>
          </table:table-cell>
          <table:table-cell table:formula="of:=[.E16]*[.H16]/([.C16]*[.H16]+[.E16]*[.H16])" office:value-type="float" office:value="0.909838695402044">
            <text:p>0.9098386954</text:p>
          </table:table-cell>
          <table:table-cell table:formula="of:=[.C16]*[.H16]+[.E16]*[.H16]" office:value-type="float" office:value="180776">
            <text:p>180776</text:p>
          </table:table-cell>
          <table:table-cell office:value-type="float" office:value="673927">
            <text:p>673927</text:p>
          </table:table-cell>
          <table:table-cell office:value-type="float" office:value="0.0560586199539335">
            <text:p>0.05605862</text:p>
          </table:table-cell>
          <table:table-cell office:value-type="float" office:value="0.801723097813306">
            <text:p>0.8017230978</text:p>
          </table:table-cell>
          <table:table-cell office:value-type="float" office:value="0.142218282232761">
            <text:p>0.1422182822</text:p>
          </table:table-cell>
          <table:table-cell office:value-type="float" office:value="2934018">
            <text:p>2934018</text:p>
          </table:table-cell>
          <table:table-cell office:value-type="float" office:value="7185716">
            <text:p>7185716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0.69708757199161">
            <text:p>0.697087572</text:p>
          </table:table-cell>
          <table:table-cell office:value-type="float" office:value="0.0136354438023776">
            <text:p>0.0136354438</text:p>
          </table:table-cell>
          <table:table-cell table:formula="of:=[.C17]*[.H17]/([.C17]*[.H17]+[.E17]*[.H17])" office:value-type="float" office:value="0.0450144746190471">
            <text:p>0.0450144746</text:p>
          </table:table-cell>
          <table:table-cell office:value-type="float" office:value="0.289276984206012">
            <text:p>0.2892769842</text:p>
          </table:table-cell>
          <table:table-cell table:formula="of:=[.E17]*[.H17]/([.C17]*[.H17]+[.E17]*[.H17])" office:value-type="float" office:value="0.954985525380953">
            <text:p>0.9549855254</text:p>
          </table:table-cell>
          <table:table-cell table:formula="of:=[.C17]*[.H17]+[.E17]*[.H17]" office:value-type="float" office:value="94303">
            <text:p>94303</text:p>
          </table:table-cell>
          <table:table-cell office:value-type="float" office:value="311321">
            <text:p>311321</text:p>
          </table:table-cell>
          <table:table-cell office:value-type="float" office:value="0.0312759922777214">
            <text:p>0.0312759923</text:p>
          </table:table-cell>
          <table:table-cell office:value-type="float" office:value="0.808160971792985">
            <text:p>0.8081609718</text:p>
          </table:table-cell>
          <table:table-cell office:value-type="float" office:value="0.160563035929294">
            <text:p>0.1605630359</text:p>
          </table:table-cell>
          <table:table-cell office:value-type="float" office:value="2879461">
            <text:p>2879461</text:p>
          </table:table-cell>
          <table:table-cell office:value-type="float" office:value="5850178">
            <text:p>5850178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0.691750450156033">
            <text:p>0.6917504502</text:p>
          </table:table-cell>
          <table:table-cell office:value-type="float" office:value="0.0193038441082425">
            <text:p>0.0193038441</text:p>
          </table:table-cell>
          <table:table-cell table:formula="of:=[.C18]*[.H18]/([.C18]*[.H18]+[.E18]*[.H18])" office:value-type="float" office:value="0.062624078828384">
            <text:p>0.0626240788</text:p>
          </table:table-cell>
          <table:table-cell office:value-type="float" office:value="0.288945705735725">
            <text:p>0.2889457057</text:p>
          </table:table-cell>
          <table:table-cell table:formula="of:=[.E18]*[.H18]/([.C18]*[.H18]+[.E18]*[.H18])" office:value-type="float" office:value="0.937375921171616">
            <text:p>0.9373759212</text:p>
          </table:table-cell>
          <table:table-cell table:formula="of:=[.C18]*[.H18]+[.E18]*[.H18]" office:value-type="float" office:value="96209">
            <text:p>96209</text:p>
          </table:table-cell>
          <table:table-cell office:value-type="float" office:value="312114">
            <text:p>312114</text:p>
          </table:table-cell>
          <table:table-cell office:value-type="float" office:value="0.0336577164300816">
            <text:p>0.0336577164</text:p>
          </table:table-cell>
          <table:table-cell office:value-type="float" office:value="0.804110552745065">
            <text:p>0.8041105527</text:p>
          </table:table-cell>
          <table:table-cell office:value-type="float" office:value="0.162231730824854">
            <text:p>0.1622317308</text:p>
          </table:table-cell>
          <table:table-cell office:value-type="float" office:value="2679445">
            <text:p>2679445</text:p>
          </table:table-cell>
          <table:table-cell office:value-type="float" office:value="4702373">
            <text:p>4702373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0.738107927703238">
            <text:p>0.7381079277</text:p>
          </table:table-cell>
          <table:table-cell office:value-type="float" office:value="0.00917939138668833">
            <text:p>0.0091793914</text:p>
          </table:table-cell>
          <table:table-cell table:formula="of:=[.C19]*[.H19]/([.C19]*[.H19]+[.E19]*[.H19])" office:value-type="float" office:value="0.0350502835239958">
            <text:p>0.0350502835</text:p>
          </table:table-cell>
          <table:table-cell office:value-type="float" office:value="0.252712680910074">
            <text:p>0.2527126809</text:p>
          </table:table-cell>
          <table:table-cell table:formula="of:=[.E19]*[.H19]/([.C19]*[.H19]+[.E19]*[.H19])" office:value-type="float" office:value="0.964949716476004">
            <text:p>0.9649497165</text:p>
          </table:table-cell>
          <table:table-cell table:formula="of:=[.C19]*[.H19]+[.E19]*[.H19]" office:value-type="float" office:value="50613">
            <text:p>50613</text:p>
          </table:table-cell>
          <table:table-cell office:value-type="float" office:value="193259">
            <text:p>193259</text:p>
          </table:table-cell>
          <table:table-cell office:value-type="float" office:value="0.0205654606879633">
            <text:p>0.0205654607</text:p>
          </table:table-cell>
          <table:table-cell office:value-type="float" office:value="0.822740121618304">
            <text:p>0.8227401216</text:p>
          </table:table-cell>
          <table:table-cell office:value-type="float" office:value="0.156694417693733">
            <text:p>0.1566944177</text:p>
          </table:table-cell>
          <table:table-cell office:value-type="float" office:value="2374807">
            <text:p>2374807</text:p>
          </table:table-cell>
          <table:table-cell office:value-type="float" office:value="4179366">
            <text:p>4179366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0.625275525962451">
            <text:p>0.625275526</text:p>
          </table:table-cell>
          <table:table-cell office:value-type="float" office:value="0.0109935431836824">
            <text:p>0.0109935432</text:p>
          </table:table-cell>
          <table:table-cell table:formula="of:=[.C20]*[.H20]/([.C20]*[.H20]+[.E20]*[.H20])" office:value-type="float" office:value="0.0293376705962921">
            <text:p>0.0293376706</text:p>
          </table:table-cell>
          <table:table-cell office:value-type="float" office:value="0.363730930853867">
            <text:p>0.3637309309</text:p>
          </table:table-cell>
          <table:table-cell table:formula="of:=[.E20]*[.H20]/([.C20]*[.H20]+[.E20]*[.H20])" office:value-type="float" office:value="0.970662329403708">
            <text:p>0.9706623294</text:p>
          </table:table-cell>
          <table:table-cell table:formula="of:=[.C20]*[.H20]+[.E20]*[.H20]" office:value-type="float" office:value="81772">
            <text:p>81772</text:p>
          </table:table-cell>
          <table:table-cell office:value-type="float" office:value="218219">
            <text:p>218219</text:p>
          </table:table-cell>
          <table:table-cell office:value-type="float" office:value="0.0272058082565153">
            <text:p>0.0272058083</text:p>
          </table:table-cell>
          <table:table-cell office:value-type="float" office:value="0.774987986297867">
            <text:p>0.7749879863</text:p>
          </table:table-cell>
          <table:table-cell office:value-type="float" office:value="0.197806205445618">
            <text:p>0.1978062054</text:p>
          </table:table-cell>
          <table:table-cell office:value-type="float" office:value="2917502">
            <text:p>2917502</text:p>
          </table:table-cell>
          <table:table-cell office:value-type="float" office:value="3925701">
            <text:p>3925701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0.675533571494">
            <text:p>0.6755335715</text:p>
          </table:table-cell>
          <table:table-cell office:value-type="float" office:value="0.00959512686635523">
            <text:p>0.0095951269</text:p>
          </table:table-cell>
          <table:table-cell table:formula="of:=[.C21]*[.H21]/([.C21]*[.H21]+[.E21]*[.H21])" office:value-type="float" office:value="0.0295720173903224">
            <text:p>0.0295720174</text:p>
          </table:table-cell>
          <table:table-cell office:value-type="float" office:value="0.314871301639645">
            <text:p>0.3148713016</text:p>
          </table:table-cell>
          <table:table-cell table:formula="of:=[.E21]*[.H21]/([.C21]*[.H21]+[.E21]*[.H21])" office:value-type="float" office:value="0.970427982609677">
            <text:p>0.9704279826</text:p>
          </table:table-cell>
          <table:table-cell table:formula="of:=[.C21]*[.H21]+[.E21]*[.H21]" office:value-type="float" office:value="70844">
            <text:p>70844</text:p>
          </table:table-cell>
          <table:table-cell office:value-type="float" office:value="218340">
            <text:p>218340</text:p>
          </table:table-cell>
          <table:table-cell office:value-type="float" office:value="0.0237002017045778">
            <text:p>0.0237002017</text:p>
          </table:table-cell>
          <table:table-cell office:value-type="float" office:value="0.785749128595545">
            <text:p>0.7857491286</text:p>
          </table:table-cell>
          <table:table-cell office:value-type="float" office:value="0.190550669699877">
            <text:p>0.1905506697</text:p>
          </table:table-cell>
          <table:table-cell office:value-type="float" office:value="2900777">
            <text:p>2900777</text:p>
          </table:table-cell>
          <table:table-cell office:value-type="float" office:value="3979781">
            <text:p>3979781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0.699821973168277">
            <text:p>0.6998219732</text:p>
          </table:table-cell>
          <table:table-cell office:value-type="float" office:value="0.00712482910926491">
            <text:p>0.0071248291</text:p>
          </table:table-cell>
          <table:table-cell table:formula="of:=[.C22]*[.H22]/([.C22]*[.H22]+[.E22]*[.H22])" office:value-type="float" office:value="0.0237353452698222">
            <text:p>0.0237353453</text:p>
          </table:table-cell>
          <table:table-cell office:value-type="float" office:value="0.293053197722458">
            <text:p>0.2930531977</text:p>
          </table:table-cell>
          <table:table-cell table:formula="of:=[.E22]*[.H22]/([.C22]*[.H22]+[.E22]*[.H22])" office:value-type="float" office:value="0.976264654730178">
            <text:p>0.9762646547</text:p>
          </table:table-cell>
          <table:table-cell table:formula="of:=[.C22]*[.H22]+[.E22]*[.H22]" office:value-type="float" office:value="79923">
            <text:p>79923</text:p>
          </table:table-cell>
          <table:table-cell office:value-type="float" office:value="266252">
            <text:p>266252</text:p>
          </table:table-cell>
          <table:table-cell office:value-type="float" office:value="0.0199725187807103">
            <text:p>0.0199725188</text:p>
          </table:table-cell>
          <table:table-cell office:value-type="float" office:value="0.790584201165802">
            <text:p>0.7905842012</text:p>
          </table:table-cell>
          <table:table-cell office:value-type="float" office:value="0.189443280053488">
            <text:p>0.1894432801</text:p>
          </table:table-cell>
          <table:table-cell office:value-type="float" office:value="3906668">
            <text:p>3906668</text:p>
          </table:table-cell>
          <table:table-cell office:value-type="float" office:value="5027437">
            <text:p>5027437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0.650764351725676">
            <text:p>0.6507643517</text:p>
          </table:table-cell>
          <table:table-cell office:value-type="float" office:value="0.00825466828539101">
            <text:p>0.0082546683</text:p>
          </table:table-cell>
          <table:table-cell table:formula="of:=[.C23]*[.H23]/([.C23]*[.H23]+[.E23]*[.H23])" office:value-type="float" office:value="0.0236363851347357">
            <text:p>0.0236363851</text:p>
          </table:table-cell>
          <table:table-cell office:value-type="float" office:value="0.340980979988933">
            <text:p>0.34098098</text:p>
          </table:table-cell>
          <table:table-cell table:formula="of:=[.E23]*[.H23]/([.C23]*[.H23]+[.E23]*[.H23])" office:value-type="float" office:value="0.976363614865264">
            <text:p>0.9763636149</text:p>
          </table:table-cell>
          <table:table-cell table:formula="of:=[.C23]*[.H23]+[.E23]*[.H23]" office:value-type="float" office:value="84573">
            <text:p>84573</text:p>
          </table:table-cell>
          <table:table-cell office:value-type="float" office:value="242166">
            <text:p>242166</text:p>
          </table:table-cell>
          <table:table-cell office:value-type="float" office:value="0.0198368208043745">
            <text:p>0.0198368208</text:p>
          </table:table-cell>
          <table:table-cell office:value-type="float" office:value="0.779112073208905">
            <text:p>0.7791120732</text:p>
          </table:table-cell>
          <table:table-cell office:value-type="float" office:value="0.20105110598672">
            <text:p>0.201051106</text:p>
          </table:table-cell>
          <table:table-cell office:value-type="float" office:value="4162663">
            <text:p>4162663</text:p>
          </table:table-cell>
          <table:table-cell office:value-type="float" office:value="4700857">
            <text:p>4700857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0.601807877179138">
            <text:p>0.6018078772</text:p>
          </table:table-cell>
          <table:table-cell office:value-type="float" office:value="0.0106607360642801">
            <text:p>0.0106607361</text:p>
          </table:table-cell>
          <table:table-cell table:formula="of:=[.C24]*[.H24]/([.C24]*[.H24]+[.E24]*[.H24])" office:value-type="float" office:value="0.0267728452003459">
            <text:p>0.0267728452</text:p>
          </table:table-cell>
          <table:table-cell office:value-type="float" office:value="0.387531386756582">
            <text:p>0.3875313868</text:p>
          </table:table-cell>
          <table:table-cell table:formula="of:=[.E24]*[.H24]/([.C24]*[.H24]+[.E24]*[.H24])" office:value-type="float" office:value="0.973227154799654">
            <text:p>0.9732271548</text:p>
          </table:table-cell>
          <table:table-cell table:formula="of:=[.C24]*[.H24]+[.E24]*[.H24]" office:value-type="float" office:value="83256">
            <text:p>83256</text:p>
          </table:table-cell>
          <table:table-cell office:value-type="float" office:value="209085">
            <text:p>209085</text:p>
          </table:table-cell>
          <table:table-cell office:value-type="float" office:value="0.0258938635055575">
            <text:p>0.0258938635</text:p>
          </table:table-cell>
          <table:table-cell office:value-type="float" office:value="0.7361879101891">
            <text:p>0.7361879102</text:p>
          </table:table-cell>
          <table:table-cell office:value-type="float" office:value="0.237918226305343">
            <text:p>0.2379182263</text:p>
          </table:table-cell>
          <table:table-cell office:value-type="float" office:value="3129197">
            <text:p>3129197</text:p>
          </table:table-cell>
          <table:table-cell office:value-type="float" office:value="2482197">
            <text:p>24821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7">11/17/2023</text:date>, <text:time>19:3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17T19:34:59.72</dc:date>
    <dc:creator>Aleksandrs Berdicevskis</dc:creator>
    <meta:document-statistic meta:table-count="1" meta:cell-count="309" meta:object-count="0"/>
    <meta:generator>OpenOffice/4.1.2$Win32 OpenOffice.org_project/412m3$Build-9782</meta:generator>
  </office:meta>
</office:document-meta>
</file>